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7905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"/>
    <style:style style:name="P4" style:family="paragraph" style:parent-style-name="Standard">
      <style:text-properties officeooo:rsid="0015a18a" officeooo:paragraph-rsid="00169056"/>
    </style:style>
    <style:style style:name="P5" style:family="paragraph" style:parent-style-name="Standard">
      <style:text-properties officeooo:paragraph-rsid="0015a18a"/>
    </style:style>
    <style:style style:name="P6" style:family="paragraph" style:parent-style-name="Standard">
      <style:text-properties officeooo:rsid="00169056" officeooo:paragraph-rsid="00169056"/>
    </style:style>
    <style:style style:name="P7" style:family="paragraph" style:parent-style-name="Standard">
      <style:text-properties officeooo:paragraph-rsid="00169056"/>
    </style:style>
    <style:style style:name="P8" style:family="paragraph" style:parent-style-name="Text_20_body">
      <style:text-properties officeooo:rsid="00116c78" officeooo:paragraph-rsid="00169056"/>
    </style:style>
    <style:style style:name="P9" style:family="paragraph" style:parent-style-name="Text_20_body">
      <style:text-properties officeooo:rsid="0017905e" officeooo:paragraph-rsid="0017905e"/>
    </style:style>
    <style:style style:name="T1" style:family="text">
      <style:text-properties officeooo:rsid="00166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igen States</text:p>
      <text:p text:style-name="Text_20_body"/>
      <text:p text:style-name="Standard">Eigen Value Equations</text:p>
      <text:p text:style-name="Standard">Eigen States of Position</text:p>
      <text:p text:style-name="Standard">Eigen States of Momentum</text:p>
      <text:p text:style-name="Standard">Eigen States of Zero Uncertainty</text:p>
      <text:p text:style-name="Standard">Eigen Energies </text:p>
      <text:p text:style-name="Standard">Eigen Energy Values</text:p>
      <text:p text:style-name="Standard"/>
      <text:p text:style-name="Standard">Eigen Energy States</text:p>
      <text:p text:style-name="Standard"><text:tab/>Non-Degenerate</text:p>
      <text:p text:style-name="Standard"><text:tab/>Degenerate</text:p>
      <text:p text:style-name="Standard"/>
      <text:p text:style-name="Standard">Eigen Functions</text:p>
      <text:p text:style-name="Standard"><text:tab/>Required properties</text:p>
      <text:p text:style-name="Standard"><text:tab/></text:p>
      <text:p text:style-name="Standard">Eigen Energy States</text:p>
      <text:p text:style-name="Standard"><text:tab/>Quantization</text:p>
      <text:p text:style-name="Standard"/>
      <text:p text:style-name="Standard">Negative Energy</text:p>
      <text:p text:style-name="Text_20_body"/>
      <text:p text:style-name="P5"><text:tab/></text:p>
      <text:p text:style-name="P5"/>
      <text:p text:style-name="P5"/>
      <text:p text:style-name="P8"/>
      <text:p text:style-name="P8"/>
      <text:p text:style-name="P8"/>
      <text:h text:style-name="P2" text:outline-level="1">Eigen Value Equations</text:h>
      <text:p text:style-name="P9">E O (x) = H O (x)</text:p>
      <text:p text:style-name="Text_20_body"/>
      <text:h text:style-name="Heading_20_1" text:outline-level="1">Eigen States of Position</text:h>
      <text:h text:style-name="Heading_20_1" text:outline-level="1">Eigen States of Momentum</text:h>
      <text:h text:style-name="Heading_20_1" text:outline-level="1">Eigen States of Zero Uncertainty</text:h>
      <text:h text:style-name="Heading_20_1" text:outline-level="1">Eigen Energies </text:h>
      <text:h text:style-name="Heading_20_1" text:outline-level="1">Eigen Energy Values</text:h>
      <text:p text:style-name="Text_20_body">H .. is an <text:span text:style-name="T1">energy </text:span>eigen value</text:p>
      <text:h text:style-name="P3" text:outline-level="1"/>
      <text:h text:style-name="P2" text:outline-level="1">Eigen Energy States</text:h>
      <text:p text:style-name="P9"/>
      <text:p text:style-name="P8">Energy (E) .. is an energy eigen value</text:p>
      <text:p text:style-name="P8">O(x) .. is an energy eigen function or state</text:p>
      <text:p text:style-name="P8">There is a one to many relationship between Energy (E) and the position function O (x). </text:p>
      <text:h text:style-name="P1" text:outline-level="2">Non-Degenerate</text:h>
      <text:p text:style-name="P8">When the relationship is one to one, the state is considered non-degenerate.</text:p>
      <text:h text:style-name="P1" text:outline-level="2">Degenerate</text:h>
      <text:p text:style-name="P8">When the relationship is one to many, the states are considered degenerate.</text:p>
      <text:h text:style-name="Heading_20_2" text:outline-level="2"><text:soft-page-break/></text:h>
      <text:h text:style-name="Heading_20_2" text:outline-level="2"/>
      <text:h text:style-name="Heading_20_1" text:outline-level="1"/>
      <text:h text:style-name="Heading_20_1" text:outline-level="1">Eigen Functions</text:h>
      <text:h text:style-name="Heading_20_1" text:outline-level="1"><text:tab/>Required properties</text:h>
      <text:h text:style-name="Heading_20_1" text:outline-level="1"><text:tab/></text:h>
      <text:h text:style-name="Heading_20_1" text:outline-level="1">Eigen Energy States</text:h>
      <text:h text:style-name="Heading_20_1" text:outline-level="1"><text:tab/>Quantization</text:h>
      <text:h text:style-name="Heading_20_1" text:outline-level="1"><text:tab/></text:h>
      <text:h text:style-name="Heading_20_1" text:outline-level="1">Negative Energy</text:h>
      <text:h text:style-name="Heading_20_1" text:outline-level="1"/>
      <text:h text:style-name="Heading_20_1" text:outline-level="1"/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6-25T00:32:40.122542450</dc:date>
    <meta:editing-duration>P2DT54M15S</meta:editing-duration>
    <meta:editing-cycles>7</meta:editing-cycles>
    <meta:print-date>2024-06-22T23:47:26.117807402</meta:print-date>
    <meta:document-statistic meta:table-count="0" meta:image-count="0" meta:object-count="0" meta:page-count="4" meta:paragraph-count="40" meta:word-count="145" meta:character-count="905" meta:non-whitespace-character-count="783"/>
  </office:meta>
</office:document-meta>
</file>